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top="0in" fo:margin-bottom="0in" style:contextual-spacing="false"/>
    </style:style>
    <style:style style:name="fr1" style:family="graphic" style:parent-style-name="Inline_20_Heading">
      <style:graphic-properties style:vertical-pos="middle" style:vertical-rel="tex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ct Proposal: NeuroCanvas – AI-Driven Mind Mapping Tool</text:h>
      <text:p text:style-name="Standard"/>
      <text:h text:style-name="Heading_20_2" text:outline-level="2">Problem Statement <text:s/></text:h>
      <text:p text:style-name="Quotations">Traditional mind mapping software does not meet the needs of today's users. They use inflexible layouts that stifle creativity and do not provide intelligent guidance. Users must input and relate ideas manually, which makes it hard to brainstorm efficiently. Furthermore, without the leverage of AI, users miss out on the potential for creative and automatic idea generation. This causes problems, especially in situations where adaptive and speedy thinking is important.</text:p>
      <text:p text:style-name="Quotations"/>
      <text:p text:style-name="Quotations">Collaboration is another major issue with existing tools. Few platforms enable simultaneous editing by multiple people, so teams have to work sequentially, and it becomes difficult to manage coordination. Without real-time presence indicators or immediate updates, users find it difficult to work in brainstorming sessions. For programmers, few projects also demonstrate a thorough understanding of new tech such as AI, real-time systems, and large-scale web apps, so they lack portfolio-worthy pieces to demonstrate capability.</text:p>
      <text:p text:style-name="Standard"/>
      <text:p text:style-name="Standard"><draw:frame draw:style-name="fr1" draw:name="Frame1" text:anchor-type="as-char" draw:z-index="0"><draw:text-box fo:min-height="0in" fo:min-width="0in"><text:h text:style-name="P1" text:outline-level="3">Solution Statement </text:h></draw:text-box></draw:frame><text:s/></text:p>
      <text:p text:style-name="Standard"/>
      <text:p text:style-name="Quotations">NeuroCanvas is an AI-powered web-based mind mapping tool aimed at boosting creativity, collaboration, and visualization. Founded on OpenAI's language models, the tool offers intelligent support through suggesting, theme detection, and the generation of counterarguments. This makes mind mapping an active task where users are free to concentrate on being innovative while the tool organizes the tasks. NeuroCanvas provides an easy and wonderful user experience with gesture controls and responsive layouts.</text:p>
      <text:p text:style-name="Quotations"/>
      <text:p text:style-name="Quotations">The platform is great for real-time collaboration with Firebase. This enables multiple users to edit, comment, and collaborate on one canvas with real-time cursors and smooth syncing. Users can switch between 2D (D3.js) and 3D (Three.js) views, catering to both simple and complicated idea needs. Constructed with React, Vite, and modern tools like Zustand and Framer Motion, NeuroCanvas showcases great skills in tackling real-world productivity challenges. Not only is it a useful tool, but it is also a demonstration of the latest web development metho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4-27T19:59:21.138999389</meta:creation-date>
    <meta:generator>LibreOffice/25.2.2.2$Linux_X86_64 LibreOffice_project/520$Build-2</meta:generator>
    <dc:date>2025-04-21T11:40:20.735329348</dc:date>
    <meta:editing-duration>PT1M21S</meta:editing-duration>
    <meta:editing-cycles>1</meta:editing-cycles>
    <meta:document-statistic meta:table-count="0" meta:image-count="0" meta:object-count="0" meta:page-count="1" meta:paragraph-count="8" meta:word-count="310" meta:character-count="2161" meta:non-whitespace-character-count="1853"/>
  </office:meta>
</office:document-meta>
</file>